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61813339772807819" text:style-name="L1">
        <text:list-item>
          <text:p text:style-name="P1">We've gathered the non-combatants and a couple of the injured knights and sealed the floor. The high priest has activated the wards. Nothing should be able to get through and only he can deactivate them. We are safe</text:p>
        </text:list-item>
        <text:list-item>
          <text:p text:style-name="P1"><text:s/>Some fiends managed to sneak passed before the wards went up. Sir Kenath gave his life protecting the children. Sir Jenny was further injured preventing then from reaching Mielikki's Seal. We've bandaged her wounds but wit limited supplies we couldn't clean it properly</text:p>
        </text:list-item>
        <text:list-item>
          <text:p text:style-name="P1">Its been a number of days since the wards went up and no hint that the attack has been beaten of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27T08:08:35.46</meta:creation-date>
    <meta:document-statistic meta:table-count="0" meta:image-count="0" meta:object-count="0" meta:page-count="1" meta:paragraph-count="3" meta:word-count="105" meta:character-count="587"/>
    <dc:date>2018-11-27T08:09:29.56</dc:date>
    <meta:editing-duration>PT54S</meta:editing-duration>
    <meta:editing-cycles>1</meta:editing-cycles>
    <meta:generator>OpenOffice/4.1.3$Win32 OpenOffice.org_project/413m1$Build-9783</meta:generator>
  </office:meta>
</office:document-meta>
</file>